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04cm" table:align="left" style:writing-mode="lr-tb"/>
    </style:style>
    <style:style style:name="Table1.A" style:family="table-column">
      <style:table-column-properties style:column-width="8.5cm"/>
    </style:style>
    <style:style style:name="Table1.B" style:family="table-column">
      <style:table-column-properties style:column-width="8.50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text-properties style:font-name="Liberation Serif" fo:font-size="12pt" fo:font-weight="normal" officeooo:rsid="00075f14" officeooo:paragraph-rsid="00075f14" style:font-size-asian="12pt" style:font-weight-asian="normal" style:font-size-complex="12pt" style:font-weight-complex="normal"/>
    </style:style>
    <style:style style:name="P2" style:family="paragraph" style:parent-style-name="Standard">
      <style:text-properties style:font-name="Liberation Serif" fo:font-size="12pt" fo:font-weight="normal" officeooo:rsid="000a4a61" officeooo:paragraph-rsid="000a4a61" style:font-size-asian="12pt" style:font-weight-asian="normal" style:font-size-complex="12pt" style:font-weight-complex="normal"/>
    </style:style>
    <style:style style:name="P3" style:family="paragraph" style:parent-style-name="Standard">
      <style:text-properties style:font-name="Liberation Serif" fo:font-size="12pt" fo:font-weight="bold"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075f14" officeooo:paragraph-rsid="00075f14" style:font-size-asian="12pt" style:font-weight-asian="bold" style:font-size-complex="12pt" style:font-weight-complex="bold"/>
    </style:style>
    <style:style style:name="P5" style:family="paragraph" style:parent-style-name="Standard">
      <style:paragraph-properties fo:line-height="100%"/>
      <style:text-properties style:font-name="Liberation Serif" fo:font-size="12pt" fo:font-weight="bold" officeooo:paragraph-rsid="000d1a9a" style:font-size-asian="12pt" style:font-weight-asian="bold" style:font-size-complex="12pt" style:font-weight-complex="bold"/>
    </style:style>
    <style:style style:name="P6" style:family="paragraph" style:parent-style-name="Standard">
      <style:text-properties style:font-name="Liberation Serif" fo:font-size="12pt" fo:font-weight="bold" officeooo:rsid="000d1a9a" officeooo:paragraph-rsid="000d1a9a" style:font-size-asian="12pt" style:font-weight-asian="bold" style:font-size-complex="12pt" style:font-weight-complex="bold"/>
    </style:style>
    <style:style style:name="P7" style:family="paragraph" style:parent-style-name="Standard">
      <style:text-properties style:font-name="Liberation Serif" fo:font-size="12pt" officeooo:rsid="000a855e" officeooo:paragraph-rsid="000a855e"/>
    </style:style>
    <style:style style:name="P8" style:family="paragraph" style:parent-style-name="Standard">
      <style:text-properties officeooo:paragraph-rsid="00075f14"/>
    </style:style>
    <style:style style:name="P9" style:family="paragraph" style:parent-style-name="Standard">
      <style:text-properties style:font-name="Liberation Serif1" fo:font-size="12pt" fo:font-weight="normal" officeooo:rsid="000d0907" officeooo:paragraph-rsid="000d0907" style:font-size-asian="12pt" style:font-weight-asian="normal" style:font-name-complex="Liberation Serif1" style:font-size-complex="12pt" style:font-weight-complex="normal"/>
    </style:style>
    <style:style style:name="P10" style:family="paragraph" style:parent-style-name="Standard">
      <style:paragraph-properties fo:line-height="100%"/>
      <style:text-properties style:font-name="Liberation Serif1" fo:font-size="12pt" fo:font-weight="normal" officeooo:paragraph-rsid="000d1a9a" style:font-size-asian="12pt" style:font-weight-asian="normal" style:font-name-complex="Liberation Serif1" style:font-size-complex="12pt" style:font-weight-complex="normal"/>
    </style:style>
    <style:style style:name="P11" style:family="paragraph" style:parent-style-name="Standard">
      <style:paragraph-properties fo:line-height="100%"/>
      <style:text-properties style:font-name="Liberation Serif1" fo:font-size="12pt" fo:font-weight="bold" officeooo:paragraph-rsid="000ed453" style:font-size-asian="12pt" style:font-weight-asian="bold" style:font-name-complex="Liberation Serif1" style:font-size-complex="12pt" style:font-weight-complex="bold"/>
    </style:style>
    <style:style style:name="P12" style:family="paragraph" style:parent-style-name="Standard">
      <style:paragraph-properties fo:line-height="100%"/>
      <style:text-properties officeooo:paragraph-rsid="000d0907"/>
    </style:style>
    <style:style style:name="P13" style:family="paragraph" style:parent-style-name="Standard">
      <style:paragraph-properties fo:line-height="100%"/>
      <style:text-properties officeooo:paragraph-rsid="000d1a9a"/>
    </style:style>
    <style:style style:name="P14" style:family="paragraph" style:parent-style-name="Standard">
      <style:text-properties officeooo:paragraph-rsid="000d0907"/>
    </style:style>
    <style:style style:name="P15" style:family="paragraph" style:parent-style-name="Standard">
      <style:paragraph-properties fo:line-height="100%"/>
      <style:text-properties fo:color="#000000" style:font-name="Liberation Serif1" fo:font-size="12pt" fo:font-weight="normal" officeooo:paragraph-rsid="000d1a9a" fo:background-color="#ffffff" style:font-size-asian="12pt" style:font-weight-asian="normal" style:font-name-complex="Liberation Serif1" style:font-size-complex="12pt" style:font-weight-complex="normal"/>
    </style:style>
    <style:style style:name="P16" style:family="paragraph" style:parent-style-name="Table_20_Contents">
      <style:paragraph-properties fo:text-align="center" style:justify-single-word="false"/>
      <style:text-properties style:font-name="Liberation Serif1" fo:font-size="12pt" fo:font-weight="bold" officeooo:paragraph-rsid="000ed453" style:font-size-asian="12pt" style:font-weight-asian="bold" style:font-name-complex="Liberation Serif1" style:font-size-complex="12pt" style:font-weight-complex="bold"/>
    </style:style>
    <style:style style:name="P17" style:family="paragraph" style:parent-style-name="Table_20_Contents">
      <style:text-properties style:font-name="Liberation Serif1" fo:font-size="12pt" officeooo:paragraph-rsid="000ed453" style:font-size-asian="12pt" style:font-name-complex="Liberation Serif1" style:font-size-complex="12pt"/>
    </style:style>
    <style:style style:name="P18" style:family="paragraph" style:parent-style-name="Table_20_Contents">
      <style:text-properties style:font-name="Liberation Serif1" fo:font-size="12pt" officeooo:rsid="00112d0e" officeooo:paragraph-rsid="00112d0e" style:font-size-asian="12pt" style:font-name-complex="Liberation Serif1" style:font-size-complex="12pt"/>
    </style:style>
    <style:style style:name="P19" style:family="paragraph" style:parent-style-name="Standard">
      <style:text-properties fo:font-weight="normal" officeooo:rsid="0009079b" officeooo:paragraph-rsid="0009079b" style:font-weight-asian="normal" style:font-weight-complex="normal"/>
    </style:style>
    <style:style style:name="P20" style:family="paragraph" style:parent-style-name="Standard" style:list-style-name="L1">
      <style:text-properties style:font-name="Liberation Serif" fo:font-size="12pt" fo:font-weight="normal" officeooo:rsid="000a4a61" officeooo:paragraph-rsid="000a4a61"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0a855e" officeooo:paragraph-rsid="000a855e" style:font-size-asian="12pt" style:font-weight-asian="normal" style:font-size-complex="12pt" style:font-weight-complex="normal"/>
    </style:style>
    <style:style style:name="P22" style:family="paragraph" style:parent-style-name="Standard">
      <style:paragraph-properties fo:line-height="100%"/>
      <style:text-properties fo:color="#000000" style:font-name="Liberation Serif1" fo:font-size="12pt" fo:font-weight="bold" officeooo:paragraph-rsid="000ed453" fo:background-color="#ffffff" style:font-size-asian="12pt" style:font-weight-asian="bold" style:font-name-complex="Liberation Serif1"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83a26" style:font-weight-asian="normal" style:font-weight-complex="normal"/>
    </style:style>
    <style:style style:name="T3" style:family="text">
      <style:text-properties fo:font-weight="normal" officeooo:rsid="0009079b" style:font-weight-asian="normal" style:font-weight-complex="normal"/>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0b52bf" style:font-size-asian="12pt" style:font-weight-asian="normal" style:font-size-complex="12pt" style:font-weight-complex="normal"/>
    </style:style>
    <style:style style:name="T6" style:family="text">
      <style:text-properties fo:font-weight="bold" officeooo:rsid="000a855e"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style:font-name="Liberation Serif" fo:font-size="12pt" fo:font-weight="normal" officeooo:rsid="00075f14" style:font-size-asian="12pt" style:font-weight-asian="normal" style:font-size-complex="12pt" style:font-weight-complex="normal"/>
    </style:style>
    <style:style style:name="T9" style:family="text">
      <style:text-properties style:font-name="Liberation Serif" fo:font-size="12pt" fo:font-weight="normal" officeooo:rsid="00083a26" style:font-size-asian="12pt" style:font-weight-asian="normal" style:font-size-complex="12pt" style:font-weight-complex="normal"/>
    </style:style>
    <style:style style:name="T10" style:family="text">
      <style:text-properties style:font-name="Liberation Serif" fo:font-size="12pt" fo:font-weight="normal" officeooo:rsid="000d0907" style:font-size-asian="12pt" style:font-weight-asian="normal" style:font-size-complex="12pt" style:font-weight-complex="normal"/>
    </style:style>
    <style:style style:name="T11" style:family="text">
      <style:text-properties style:font-name="Liberation Serif" fo:font-size="12pt" fo:font-weight="bold" officeooo:rsid="00075f14" style:font-size-asian="12pt" style:font-weight-asian="bold" style:font-size-complex="12pt" style:font-weight-complex="bold"/>
    </style:style>
    <style:style style:name="T12" style:family="text">
      <style:text-properties style:font-name="Liberation Serif" fo:font-size="12pt" fo:font-weight="bold" officeooo:rsid="000d0907" style:font-size-asian="12pt" style:font-weight-asian="bold" style:font-size-complex="12pt" style:font-weight-complex="bold"/>
    </style:style>
    <style:style style:name="T13" style:family="text">
      <style:text-properties style:font-name="Liberation Serif1" fo:font-size="12pt" fo:font-weight="bold" officeooo:rsid="000d0907" style:font-size-asian="12pt" style:font-weight-asian="bold" style:font-name-complex="Liberation Serif1" style:font-size-complex="12pt" style:font-weight-complex="bold"/>
    </style:style>
    <style:style style:name="T14" style:family="text">
      <style:text-properties style:font-name="Liberation Serif1" fo:font-size="12pt" fo:font-weight="normal" officeooo:rsid="000d0907" style:font-size-asian="12pt" style:font-weight-asian="normal" style:font-name-complex="Liberation Serif1" style:font-size-complex="12pt" style:font-weight-complex="normal"/>
    </style:style>
    <style:style style:name="T15" style:family="text">
      <style:text-properties style:font-size-complex="12pt"/>
    </style:style>
    <style:style style:name="T16" style:family="text">
      <style:text-properties fo:color="#000000" style:font-name="Liberation Serif1" fo:font-size="12pt" fo:font-weight="normal" fo:background-color="#ffffff" loext:char-shading-value="0" style:font-size-asian="12pt" style:font-weight-asian="normal" style:font-name-complex="Liberation Serif1" style:font-size-complex="12pt" style:font-weight-complex="normal"/>
    </style:style>
    <style:style style:name="T17" style:family="text">
      <style:text-properties fo:color="#000000" style:font-name="Liberation Serif1" fo:font-size="12pt" fo:font-weight="normal" officeooo:rsid="000d1a9a" fo:background-color="#ffffff" loext:char-shading-value="0" style:font-size-asian="12pt" style:font-weight-asian="normal" style:font-name-complex="Liberation Serif1" style:font-size-complex="12pt" style:font-weight-complex="normal"/>
    </style:style>
    <style:style style:name="T18" style:family="text">
      <style:text-properties fo:color="#000000" style:font-name="Liberation Serif1" fo:font-size="12pt" fo:font-weight="bold" fo:background-color="#ffffff" loext:char-shading-value="0" style:font-size-asian="12pt" style:font-weight-asian="bold" style:font-name-complex="Liberation Serif1" style:font-size-complex="12pt" style:font-weight-complex="bold"/>
    </style:style>
    <style:style style:name="T19" style:family="text">
      <style:text-properties fo:color="#000000" style:font-name="Liberation Serif1" fo:font-size="12pt" style:text-underline-style="solid" style:text-underline-width="auto" style:text-underline-color="font-color" fo:font-weight="normal" fo:background-color="#ffffff" loext:char-shading-value="0" style:font-size-asian="12pt" style:font-weight-asian="normal" style:font-name-complex="Liberation Serif1" style:font-size-complex="12pt" style:font-weight-complex="normal"/>
    </style:style>
    <style:style style:name="T20" style:family="text">
      <style:text-properties fo:color="#000000" style:font-name="Liberation Serif1" fo:font-size="12pt" style:text-underline-style="none" fo:font-weight="normal" fo:background-color="#ffffff" loext:char-shading-value="0" style:font-size-asian="12pt" style:font-weight-asian="normal" style:font-name-complex="Liberation Serif1" style:font-size-complex="12pt" style:font-weight-complex="normal"/>
    </style:style>
    <style:style style:name="T21" style:family="text">
      <style:text-properties fo:color="#000000" style:font-name="Liberation Serif1" fo:font-weight="normal" fo:background-color="#ffffff" loext:char-shading-value="0" style:font-weight-asian="normal" style:font-name-complex="Liberation Serif1" style:font-weight-complex="normal"/>
    </style:style>
    <style:style style:name="T22" style:family="text">
      <style:text-properties fo:color="#000000" style:font-name="Liberation Serif1" style:text-underline-style="solid" style:text-underline-width="auto" style:text-underline-color="font-color" fo:font-weight="normal" fo:background-color="#ffffff" loext:char-shading-value="0" style:font-weight-asian="normal" style:font-name-complex="Liberation Serif1" style:font-weight-complex="normal"/>
    </style:style>
    <style:style style:name="T23" style:family="text">
      <style:text-properties fo:color="#000000" style:font-name="Liberation Serif1" style:text-underline-style="none" fo:font-weight="normal" fo:background-color="#ffffff" loext:char-shading-value="0" style:font-weight-asian="normal" style:font-name-complex="Liberation Serif1"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Y5</text:p>
      <text:p text:style-name="P3">SESSION ASSIGNMENTS</text:p>
      <text:p text:style-name="P3"/>
      <text:p text:style-name="P3">1.What is a story point? How will you use story points to measure size of the following fruits (fruit points) given the planning poker value ½, 1, 2, 3, 5,8,13, 20, 40, 100, infinity</text:p>
      <text:p text:style-name="P3"/>
      <text:p text:style-name="P3">Apple</text:p>
      <text:p text:style-name="P3">Mango</text:p>
      <text:p text:style-name="P3">Banana</text:p>
      <text:p text:style-name="P3">Jack fruit</text:p>
      <text:p text:style-name="P3">Pine </text:p>
      <text:p text:style-name="P3">apple</text:p>
      <text:p text:style-name="P3">Gooseberry</text:p>
      <text:p text:style-name="P3">Avocado</text:p>
      <text:p text:style-name="P3">Lime</text:p>
      <text:p text:style-name="P3">Pomegranate</text:p>
      <text:p text:style-name="P3">Watermelon</text:p>
      <text:p text:style-name="P1"/>
      <text:p text:style-name="P8"><text:span text:style-name="T11">soln:</text:span><text:span text:style-name="T8"> </text:span><text:span text:style-name="T9">Story point is an estimate time given to complete a user story. It is alloted as a point to a particular story.</text:span>This is used to measure the effort required to implem<text:span text:style-name="T1">ent a story. </text:span><text:span text:style-name="T2">This can also be based on the difficulty to do a task ie, it tells how much </text:span><text:span text:style-name="T3">complecated the story is.</text:span></text:p>
      <text:p text:style-name="P19">The poker values can be assigned as follows:</text:p>
      <text:p text:style-name="P19">Gooseberry - 1/2</text:p>
      <text:p text:style-name="P19">lime - 1</text:p>
      <text:p text:style-name="P19">avacado - 2</text:p>
      <text:p text:style-name="P19">apple - 3 </text:p>
      <text:p text:style-name="P19">pomegranite - 5</text:p>
      <text:p text:style-name="P19">mango - 8</text:p>
      <text:p text:style-name="P19">banana - 13</text:p>
      <text:p text:style-name="P19">pine apple - 20</text:p>
      <text:p text:style-name="P19">watermelon - 40</text:p>
      <text:p text:style-name="P19">jackfruit - 100</text:p>
      <text:p text:style-name="P3"/>
      <text:p text:style-name="P4"/>
      <text:p text:style-name="P3">2. What are the points discussed during the daily standup meeting? What happens if there is a problem a team member identifies during the stand up meeting and how the same will be resolved?</text:p>
      <text:p text:style-name="P2"><text:span text:style-name="T6">Soln: </text:span>Daily standup meetings should be conducted every morning and should last upto a maxcimum of 15 minutes. The main objective of it is to improve the communications within the team and also to promote transparency and commitment. The main points discussed during a standup meeting are</text:p>
      <text:list xml:id="list626459589545232719" text:style-name="L1">
        <text:list-item>
          <text:p text:style-name="P20">what have i done so far ?</text:p>
        </text:list-item>
        <text:list-item>
          <text:p text:style-name="P20">What am i going to do until the next meeting?</text:p>
        </text:list-item>
        <text:list-item>
          <text:p text:style-name="P20">Do i have impediments ?</text:p>
        </text:list-item>
      </text:list>
      <text:p text:style-name="P21">The stand up meeting also ensures that fast dicisions are made.</text:p>
      <text:p text:style-name="P7"><text:span text:style-name="T4">If a team member identifies a problem during the standup meeting it will not be resolved during that <text:s/></text:span><text:span text:style-name="T5">standup meeting, but an alternate meeting will be organized with that individual and the problem will be resolved. If multiple people are related to that problem they will also be included in that meeting.</text:span></text:p>
      <text:p text:style-name="P3"/>
      <text:p text:style-name="P3"/>
      <text:p text:style-name="P3"/>
      <text:p text:style-name="P3"><text:soft-page-break/>3.What is the relationship between Epic, User story and Feature? What are themes?</text:p>
      <text:p text:style-name="P3"/>
      <text:p text:style-name="P14"><text:span text:style-name="T12">Soln:</text:span><text:span text:style-name="T10"> <text:tab/>B</text:span><text:span text:style-name="T14">asically the </text:span><text:span text:style-name="T13">user story</text:span><text:span text:style-name="T14"> is what the user wants. It </text:span><text:span text:style-name="T15">is a very high-level definition of a requirement, containing just enough information so that the developers can analyze and implement it. A user story is one or more sentences what the user wants to achieve. A user story will be written from the requirements of the customer.</text:span><text:span text:style-name="T14">The product owner is the one representing the customer, he knows all the requirements the customer wants. He is the person interacting with the customer and analyzing the features of the product the client wants.</text:span></text:p>
      <text:p text:style-name="P12"><text:span text:style-name="T15"><text:tab/>An </text:span><text:span text:style-name="T7">epic</text:span><text:span text:style-name="T15"> is a large user story. This story will be able to broken into smaller user stories. But there is no guarantee that all will be developed or released.</text:span></text:p>
      <text:p text:style-name="P12"><text:span text:style-name="T16"><text:tab/>A </text:span><text:span text:style-name="T18">feature</text:span><text:span text:style-name="T16"> is distinguishing characteristic or capability of a software application or library. This will be a unique functionality of the software. There will be multiple features for the software.</text:span></text:p>
      <text:p text:style-name="P12"><text:span text:style-name="T16"><text:tab/>A </text:span><text:span text:style-name="T18">theme</text:span><text:span text:style-name="T16"> is a collection of user stories. From the product backlog we can take a collection of the user stories, which can be collectively called themes.</text:span></text:p>
      <text:p text:style-name="P9"/>
      <text:p text:style-name="P3">4.Provide an example of Feature and user stories for the below Epic:</text:p>
      <text:p text:style-name="P3">Epic: Allow the customers to manage their own accounts in the web portal</text:p>
      <text:p text:style-name="P3"/>
      <text:p text:style-name="P6">soln: <text:span text:style-name="T1">in the below epic</text:span></text:p>
      <text:p text:style-name="P13"><text:span text:style-name="T18"><text:tab/>Feature</text:span><text:span text:style-name="T16">:<text:tab/>Customer</text:span><text:span text:style-name="T17">s will be</text:span><text:span text:style-name="T16"> hav</text:span><text:span text:style-name="T17">ing</text:span><text:span text:style-name="T16"> their profile</text:span><text:span text:style-name="T17">s</text:span><text:span text:style-name="T16"> </text:span><text:span text:style-name="T17">and they can </text:span></text:p>
      <text:p text:style-name="P15"><text:tab/><text:tab/><text:tab/>Edit their profile</text:p>
      <text:p text:style-name="P10"/>
      <text:p text:style-name="P13"><text:span text:style-name="T16"><text:tab/></text:span><text:span text:style-name="T18">User story</text:span><text:span text:style-name="T16">:<text:tab/>As a </text:span><text:span text:style-name="T19">Customer</text:span><text:span text:style-name="T16"> I would like to </text:span><text:span text:style-name="T19">access details</text:span><text:span text:style-name="T16"> so that </text:span><text:span text:style-name="T19">I can check whether my <text:s text:c="2"/></text:span><text:span text:style-name="T20"><text:tab/><text:tab/><text:tab/></text:span><text:span text:style-name="T19">information is correct</text:span><text:span text:style-name="T16">.</text:span></text:p>
      <text:p text:style-name="P5"><text:span text:style-name="T21"><text:tab/><text:tab/><text:tab/>As a </text:span><text:span text:style-name="T22">Customer</text:span><text:span text:style-name="T21"> I would like to edit</text:span><text:span text:style-name="T22"> profile</text:span><text:span text:style-name="T21"> so that </text:span><text:span text:style-name="T22">I can correct information if </text:span><text:span text:style-name="T23"><text:tab/><text:tab/><text:tab/></text:span><text:span text:style-name="T22">it is not correct or update additional details</text:span><text:span text:style-name="T21">.</text:span></text:p>
      <text:p text:style-name="P22">5. Estimate</text:p>
      <text:p text:style-name="P11"/>
      <table:table table:name="Table1" table:style-name="Table1">
        <table:table-column table:style-name="Table1.A"/>
        <table:table-column table:style-name="Table1.B"/>
        <table:table-row table:style-name="Table1.1">
          <table:table-cell table:style-name="Table1.A1" office:value-type="string">
            <text:p text:style-name="P16">Product backlog item</text:p>
          </table:table-cell>
          <table:table-cell table:style-name="Table1.B1" office:value-type="string">
            <text:p text:style-name="P16">Estimate</text:p>
          </table:table-cell>
        </table:table-row>
        <table:table-row table:style-name="Table1.1">
          <table:table-cell table:style-name="Table1.A2" office:value-type="string">
            <text:p text:style-name="P17">Read a high-level, 10-page overview of agile software development in a celebrity magazine.</text:p>
          </table:table-cell>
          <table:table-cell table:style-name="Table1.B2" office:value-type="string">
            <text:p text:style-name="P17">1</text:p>
          </table:table-cell>
        </table:table-row>
        <table:table-row table:style-name="Table1.1">
          <table:table-cell table:style-name="Table1.A2" office:value-type="string">
            <text:p text:style-name="P17">Read a densely written 5-page research paper about agile software development in an academic journal.</text:p>
          </table:table-cell>
          <table:table-cell table:style-name="Table1.B2" office:value-type="string">
            <text:p text:style-name="P17">2</text:p>
          </table:table-cell>
        </table:table-row>
        <table:table-row table:style-name="Table1.1">
          <table:table-cell table:style-name="Table1.A2" office:value-type="string">
            <text:p text:style-name="P17">Write the product backlog for a simple eCommerce site that sells only clocks.</text:p>
          </table:table-cell>
          <table:table-cell table:style-name="Table1.B2" office:value-type="string">
            <text:p text:style-name="P18">1/2</text:p>
          </table:table-cell>
        </table:table-row>
        <table:table-row table:style-name="Table1.1">
          <table:table-cell table:style-name="Table1.A2" office:value-type="string">
            <text:p text:style-name="P17">Recruit, interview, and hire a new member for your team.</text:p>
          </table:table-cell>
          <table:table-cell table:style-name="Table1.B2" office:value-type="string">
            <text:p text:style-name="P18">3</text:p>
          </table:table-cell>
        </table:table-row>
        <table:table-row table:style-name="Table1.1">
          <table:table-cell table:style-name="Table1.A2" office:value-type="string">
            <text:p text:style-name="P17">Create a 60-minute presentation about agile estimating and planning for your coworkers.</text:p>
          </table:table-cell>
          <table:table-cell table:style-name="Table1.B2" office:value-type="string">
            <text:p text:style-name="P18">2</text:p>
          </table:table-cell>
        </table:table-row>
        <table:table-row table:style-name="Table1.1">
          <table:table-cell table:style-name="Table1.A2" office:value-type="string">
            <text:p text:style-name="P17">Wash and wax your boss’ Porsche.</text:p>
          </table:table-cell>
          <table:table-cell table:style-name="Table1.B2" office:value-type="string">
            <text:p text:style-name="P17">1</text:p>
          </table:table-cell>
        </table:table-row>
        <table:table-row table:style-name="Table1.1">
          <table:table-cell table:style-name="Table1.A2" office:value-type="string">
            <text:p text:style-name="P17">Read a 150-page book on agile software development.</text:p>
          </table:table-cell>
          <table:table-cell table:style-name="Table1.B2" office:value-type="string">
            <text:p text:style-name="P18">2</text:p>
          </table:table-cell>
        </table:table-row>
        <table:table-row table:style-name="Table1.1">
          <table:table-cell table:style-name="Table1.A2" office:value-type="string">
            <text:p text:style-name="P17">Write an 8-page description of agile development for your boss</text:p>
          </table:table-cell>
          <table:table-cell table:style-name="Table1.B2" office:value-type="string">
            <text:p text:style-name="P18">2</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3:00:00.770301028</meta:creation-date>
    <dc:date>2016-08-20T16:12:28.309244137</dc:date>
    <meta:editing-duration>PT38M57S</meta:editing-duration>
    <meta:editing-cycles>3</meta:editing-cycles>
    <meta:generator>LibreOffice/5.1.4.2$Linux_X86_64 LibreOffice_project/10m0$Build-2</meta:generator>
    <meta:document-statistic meta:table-count="1" meta:image-count="0" meta:object-count="0" meta:page-count="2" meta:paragraph-count="64" meta:word-count="694" meta:character-count="3916" meta:non-whitespace-character-count="3266"/>
  </office:meta>
</office:document-meta>
</file>